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float" office:value="51.7276166053971">
            <text:p>51.7276166053971</text:p>
          </table:table-cell>
          <table:table-cell office:value-type="float" office:value="9.9614517856482">
            <text:p>9.9614517856482</text:p>
          </table:table-cell>
          <table:table-cell office:value-type="float" office:value="4.663633425">
            <text:p>4.66</text:p>
          </table:table-cell>
        </table:table-row>
        <table:table-row table:style-name="ro1">
          <table:table-cell office:value-type="float" office:value="51.7276732670625">
            <text:p>51.7276732670625</text:p>
          </table:table-cell>
          <table:table-cell office:value-type="float" office:value="9.96220925823782">
            <text:p>9.9622092582378</text:p>
          </table:table-cell>
          <table:table-cell office:value-type="float" office:value="4.782535725">
            <text:p>4.78</text:p>
          </table:table-cell>
        </table:table-row>
        <table:table-row table:style-name="ro1">
          <table:table-cell office:value-type="float" office:value="51.7278306792041">
            <text:p>51.7278306792041</text:p>
          </table:table-cell>
          <table:table-cell office:value-type="float" office:value="9.96311978437934">
            <text:p>9.9631197843793</text:p>
          </table:table-cell>
          <table:table-cell office:value-type="float" office:value="4.8113747">
            <text:p>4.81</text:p>
          </table:table-cell>
        </table:table-row>
        <table:table-row table:style-name="ro1">
          <table:table-cell office:value-type="float" office:value="51.7273182515537">
            <text:p>51.7273182515537</text:p>
          </table:table-cell>
          <table:table-cell office:value-type="float" office:value="9.96303571389053">
            <text:p>9.9630357138905</text:p>
          </table:table-cell>
          <table:table-cell office:value-type="float" office:value="5.4584618">
            <text:p>5.46</text:p>
          </table:table-cell>
        </table:table-row>
        <table:table-row table:style-name="ro1">
          <table:table-cell office:value-type="float" office:value="51.7267881380876">
            <text:p>51.7267881380876</text:p>
          </table:table-cell>
          <table:table-cell office:value-type="float" office:value="9.96295030229721">
            <text:p>9.9629503022972</text:p>
          </table:table-cell>
          <table:table-cell office:value-type="float" office:value="4.15363795">
            <text:p>4.15</text:p>
          </table:table-cell>
        </table:table-row>
        <table:table-row table:style-name="ro1">
          <table:table-cell office:value-type="float" office:value="51.7266549915557">
            <text:p>51.7266549915557</text:p>
          </table:table-cell>
          <table:table-cell office:value-type="float" office:value="9.96215184220109">
            <text:p>9.9621518422011</text:p>
          </table:table-cell>
          <table:table-cell office:value-type="float" office:value="2.1081137">
            <text:p>2.11</text:p>
          </table:table-cell>
        </table:table-row>
        <table:table-row table:style-name="ro1">
          <table:table-cell office:value-type="float" office:value="51.7265479546522">
            <text:p>51.7265479546522</text:p>
          </table:table-cell>
          <table:table-cell office:value-type="float" office:value="9.96130560525689">
            <text:p>9.9613056052569</text:p>
          </table:table-cell>
          <table:table-cell office:value-type="float" office:value="4.909646775">
            <text:p>4.91</text:p>
          </table:table-cell>
        </table:table-row>
        <table:table-row table:style-name="ro1">
          <table:table-cell office:value-type="float" office:value="51.726565975744">
            <text:p>51.7265659757440</text:p>
          </table:table-cell>
          <table:table-cell office:value-type="float" office:value="9.96058761143122">
            <text:p>9.9605876114312</text:p>
          </table:table-cell>
          <table:table-cell office:value-type="float" office:value="2.455948">
            <text:p>2.46</text:p>
          </table:table-cell>
        </table:table-row>
        <table:table-row table:style-name="ro1">
          <table:table-cell office:value-type="float" office:value="51.7265257006993">
            <text:p>51.7265257006993</text:p>
          </table:table-cell>
          <table:table-cell office:value-type="float" office:value="9.95980826207433">
            <text:p>9.9598082620743</text:p>
          </table:table-cell>
          <table:table-cell office:value-type="float" office:value="4.596196">
            <text:p>4.6</text:p>
          </table:table-cell>
        </table:table-row>
        <table:table-row table:style-name="ro1">
          <table:table-cell office:value-type="float" office:value="51.7265495053043">
            <text:p>51.7265495053043</text:p>
          </table:table-cell>
          <table:table-cell office:value-type="float" office:value="9.95909353719089">
            <text:p>9.9590935371909</text:p>
          </table:table-cell>
          <table:table-cell office:value-type="float" office:value="4.7556949">
            <text:p>4.76</text:p>
          </table:table-cell>
        </table:table-row>
        <table:table-row table:style-name="ro1">
          <table:table-cell office:value-type="float" office:value="51.7264670692866">
            <text:p>51.7264670692866</text:p>
          </table:table-cell>
          <table:table-cell office:value-type="float" office:value="9.95834704489443">
            <text:p>9.9583470448944</text:p>
          </table:table-cell>
          <table:table-cell office:value-type="float" office:value="4.82290985">
            <text:p>4.82</text:p>
          </table:table-cell>
        </table:table-row>
        <table:table-row table:style-name="ro1">
          <table:table-cell office:value-type="float" office:value="51.7263681628292">
            <text:p>51.7263681628292</text:p>
          </table:table-cell>
          <table:table-cell office:value-type="float" office:value="9.95766651817593">
            <text:p>9.9576665181759</text:p>
          </table:table-cell>
          <table:table-cell office:value-type="float" office:value="5.25770245">
            <text:p>5.26</text:p>
          </table:table-cell>
        </table:table-row>
        <table:table-row table:style-name="ro1">
          <table:table-cell office:value-type="float" office:value="51.726211756516">
            <text:p>51.7262117565160</text:p>
          </table:table-cell>
          <table:table-cell office:value-type="float" office:value="9.95702815243039">
            <text:p>9.9570281524304</text:p>
          </table:table-cell>
          <table:table-cell office:value-type="float" office:value="4.9864012">
            <text:p>4.99</text:p>
          </table:table-cell>
        </table:table-row>
        <table:table-row table:style-name="ro1">
          <table:table-cell office:value-type="float" office:value="51.7259279452746">
            <text:p>51.7259279452746</text:p>
          </table:table-cell>
          <table:table-cell office:value-type="float" office:value="9.95647804812524">
            <text:p>9.9564780481252</text:p>
          </table:table-cell>
          <table:table-cell office:value-type="float" office:value="4.19689655">
            <text:p>4.2</text:p>
          </table:table-cell>
        </table:table-row>
        <table:table-row table:style-name="ro1">
          <table:table-cell office:value-type="float" office:value="51.7254876858105">
            <text:p>51.7254876858105</text:p>
          </table:table-cell>
          <table:table-cell office:value-type="float" office:value="9.95683142916295">
            <text:p>9.9568314291630</text:p>
          </table:table-cell>
          <table:table-cell office:value-type="float" office:value="4.52942325">
            <text:p>4.53</text:p>
          </table:table-cell>
        </table:table-row>
        <table:table-row table:style-name="ro1">
          <table:table-cell office:value-type="float" office:value="51.7250958318372">
            <text:p>51.7250958318372</text:p>
          </table:table-cell>
          <table:table-cell office:value-type="float" office:value="9.95715253987346">
            <text:p>9.9571525398735</text:p>
          </table:table-cell>
          <table:table-cell office:value-type="float" office:value="4.387895325">
            <text:p>4.39</text:p>
          </table:table-cell>
        </table:table-row>
        <table:table-row table:style-name="ro1">
          <table:table-cell office:value-type="float" office:value="51.7253956525137">
            <text:p>51.7253956525137</text:p>
          </table:table-cell>
          <table:table-cell office:value-type="float" office:value="9.95878139511678">
            <text:p>9.9587813951168</text:p>
          </table:table-cell>
          <table:table-cell office:value-type="float" office:value="4.988841">
            <text:p>4.99</text:p>
          </table:table-cell>
        </table:table-row>
        <table:table-row table:style-name="ro1">
          <table:table-cell office:value-type="float" office:value="51.7256829422449">
            <text:p>51.7256829422449</text:p>
          </table:table-cell>
          <table:table-cell office:value-type="float" office:value="9.96012828313742">
            <text:p>9.9601282831374</text:p>
          </table:table-cell>
          <table:table-cell office:value-type="float" office:value="5.385257075">
            <text:p>5.39</text:p>
          </table:table-cell>
        </table:table-row>
        <table:table-row table:style-name="ro1">
          <table:table-cell office:value-type="float" office:value="51.7256243946512">
            <text:p>51.7256243946512</text:p>
          </table:table-cell>
          <table:table-cell office:value-type="float" office:value="9.96114777402017">
            <text:p>9.9611477740202</text:p>
          </table:table-cell>
          <table:table-cell office:value-type="float" office:value="2.2019481">
            <text:p>2.2</text:p>
          </table:table-cell>
        </table:table-row>
        <table:table-row table:style-name="ro1">
          <table:table-cell office:value-type="float" office:value="51.7247183947374">
            <text:p>51.7247183947374</text:p>
          </table:table-cell>
          <table:table-cell office:value-type="float" office:value="9.96114131995473">
            <text:p>9.9611413199547</text:p>
          </table:table-cell>
          <table:table-cell office:value-type="float" office:value="6.96493215">
            <text:p>6.96</text:p>
          </table:table-cell>
        </table:table-row>
        <table:table-row table:style-name="ro1">
          <table:table-cell office:value-type="float" office:value="51.7245838651915">
            <text:p>51.7245838651915</text:p>
          </table:table-cell>
          <table:table-cell office:value-type="float" office:value="9.9596821144316">
            <text:p>9.9596821144316</text:p>
          </table:table-cell>
          <table:table-cell office:value-type="float" office:value="5.9369563">
            <text:p>5.94</text:p>
          </table:table-cell>
        </table:table-row>
        <table:table-row table:style-name="ro1">
          <table:table-cell office:value-type="float" office:value="51.7240168713515">
            <text:p>51.7240168713515</text:p>
          </table:table-cell>
          <table:table-cell office:value-type="float" office:value="9.95849297382865">
            <text:p>9.9584929738287</text:p>
          </table:table-cell>
          <table:table-cell office:value-type="float" office:value="3.961088175">
            <text:p>3.96</text:p>
          </table:table-cell>
        </table:table-row>
        <table:table-row table:style-name="ro1">
          <table:table-cell office:value-type="float" office:value="51.7235444253792">
            <text:p>51.7235444253792</text:p>
          </table:table-cell>
          <table:table-cell office:value-type="float" office:value="9.95750449598763">
            <text:p>9.9575044959876</text:p>
          </table:table-cell>
          <table:table-cell office:value-type="float" office:value="2.65315765">
            <text:p>2.65</text:p>
          </table:table-cell>
        </table:table-row>
        <table:table-row table:style-name="ro1">
          <table:table-cell office:value-type="float" office:value="51.723123570021">
            <text:p>51.7231235700210</text:p>
          </table:table-cell>
          <table:table-cell office:value-type="float" office:value="9.95873269625936">
            <text:p>9.9587326962594</text:p>
          </table:table-cell>
          <table:table-cell office:value-type="float" office:value="3.86481205">
            <text:p>3.86</text:p>
          </table:table-cell>
        </table:table-row>
        <table:table-row table:style-name="ro1">
          <table:table-cell office:value-type="float" office:value="51.723081325229">
            <text:p>51.7230813252290</text:p>
          </table:table-cell>
          <table:table-cell office:value-type="float" office:value="9.96014127508733">
            <text:p>9.9601412750873</text:p>
          </table:table-cell>
          <table:table-cell office:value-type="float" office:value="4.77854245">
            <text:p>4.78</text:p>
          </table:table-cell>
        </table:table-row>
        <table:table-row table:style-name="ro1">
          <table:table-cell office:value-type="float" office:value="51.7230673693602">
            <text:p>51.7230673693602</text:p>
          </table:table-cell>
          <table:table-cell office:value-type="float" office:value="9.96164448560212">
            <text:p>9.9616444856021</text:p>
          </table:table-cell>
          <table:table-cell office:value-type="float" office:value="7.49755435">
            <text:p>7.5</text:p>
          </table:table-cell>
        </table:table-row>
        <table:table-row table:style-name="ro1">
          <table:table-cell office:value-type="float" office:value="51.7232657270988">
            <text:p>51.7232657270988</text:p>
          </table:table-cell>
          <table:table-cell office:value-type="float" office:value="9.96309623123143">
            <text:p>9.9630962312314</text:p>
          </table:table-cell>
          <table:table-cell office:value-type="float" office:value="7.266625575">
            <text:p>7.27</text:p>
          </table:table-cell>
        </table:table-row>
        <table:table-row table:style-name="ro1">
          <table:table-cell office:value-type="float" office:value="51.7231759988253">
            <text:p>51.7231759988253</text:p>
          </table:table-cell>
          <table:table-cell office:value-type="float" office:value="9.96469172650013">
            <text:p>9.9646917265001</text:p>
          </table:table-cell>
          <table:table-cell office:value-type="float" office:value="6.675218">
            <text:p>6.68</text:p>
          </table:table-cell>
        </table:table-row>
        <table:table-row table:style-name="ro1">
          <table:table-cell office:value-type="float" office:value="51.7231278447916">
            <text:p>51.7231278447916</text:p>
          </table:table-cell>
          <table:table-cell office:value-type="float" office:value="9.96592445299957">
            <text:p>9.9659244529996</text:p>
          </table:table-cell>
          <table:table-cell office:value-type="float" office:value="6.6954052">
            <text:p>6.7</text:p>
          </table:table-cell>
        </table:table-row>
        <table:table-row table:style-name="ro1">
          <table:table-cell office:value-type="float" office:value="51.7223046999906">
            <text:p>51.7223046999906</text:p>
          </table:table-cell>
          <table:table-cell office:value-type="float" office:value="9.96565614827905">
            <text:p>9.9656561482791</text:p>
          </table:table-cell>
          <table:table-cell office:value-type="float" office:value="6.6505945">
            <text:p>6.65</text:p>
          </table:table-cell>
        </table:table-row>
        <table:table-row table:style-name="ro1">
          <table:table-cell office:value-type="float" office:value="51.722063929822">
            <text:p>51.7220639298220</text:p>
          </table:table-cell>
          <table:table-cell office:value-type="float" office:value="9.96416886338029">
            <text:p>9.9641688633803</text:p>
          </table:table-cell>
          <table:table-cell office:value-type="float" office:value="6.656361525">
            <text:p>6.66</text:p>
          </table:table-cell>
        </table:table-row>
        <table:table-row table:style-name="ro1">
          <table:table-cell office:value-type="float" office:value="51.7219551327189">
            <text:p>51.7219551327189</text:p>
          </table:table-cell>
          <table:table-cell office:value-type="float" office:value="9.96280990541909">
            <text:p>9.9628099054191</text:p>
          </table:table-cell>
          <table:table-cell office:value-type="float" office:value="6.201825575">
            <text:p>6.2</text:p>
          </table:table-cell>
        </table:table-row>
        <table:table-row table:style-name="ro1">
          <table:table-cell office:value-type="float" office:value="51.7218464613442">
            <text:p>51.7218464613442</text:p>
          </table:table-cell>
          <table:table-cell office:value-type="float" office:value="9.96137106792066">
            <text:p>9.9613710679207</text:p>
          </table:table-cell>
          <table:table-cell office:value-type="float" office:value="6.745095775">
            <text:p>6.75</text:p>
          </table:table-cell>
        </table:table-row>
        <table:table-row table:style-name="ro1">
          <table:table-cell office:value-type="float" office:value="51.7218467128013">
            <text:p>51.7218467128013</text:p>
          </table:table-cell>
          <table:table-cell office:value-type="float" office:value="9.96023506858382">
            <text:p>9.9602350685838</text:p>
          </table:table-cell>
          <table:table-cell office:value-type="float" office:value="2.351242025">
            <text:p>2.35</text:p>
          </table:table-cell>
        </table:table-row>
        <table:table-row table:style-name="ro1">
          <table:table-cell office:value-type="float" office:value="51.7210219335293">
            <text:p>51.7210219335293</text:p>
          </table:table-cell>
          <table:table-cell office:value-type="float" office:value="9.96069439687762">
            <text:p>9.9606943968776</text:p>
          </table:table-cell>
          <table:table-cell office:value-type="float" office:value="3.223048125">
            <text:p>3.22</text:p>
          </table:table-cell>
        </table:table-row>
        <table:table-row table:style-name="ro1">
          <table:table-cell office:value-type="float" office:value="51.7210426787396">
            <text:p>51.7210426787396</text:p>
          </table:table-cell>
          <table:table-cell office:value-type="float" office:value="9.96204187163148">
            <text:p>9.9620418716315</text:p>
          </table:table-cell>
          <table:table-cell office:value-type="float" office:value="3.635879775">
            <text:p>3.64</text:p>
          </table:table-cell>
        </table:table-row>
        <table:table-row table:style-name="ro1">
          <table:table-cell office:value-type="float" office:value="51.7210762482618">
            <text:p>51.7210762482618</text:p>
          </table:table-cell>
          <table:table-cell office:value-type="float" office:value="9.96340443381105">
            <text:p>9.9634044338111</text:p>
          </table:table-cell>
          <table:table-cell office:value-type="float" office:value="6.859339575">
            <text:p>6.86</text:p>
          </table:table-cell>
        </table:table-row>
        <table:table-row table:style-name="ro1">
          <table:table-cell office:value-type="float" office:value="51.7212078441416">
            <text:p>51.7212078441416</text:p>
          </table:table-cell>
          <table:table-cell office:value-type="float" office:value="9.96487621218894">
            <text:p>9.9648762121889</text:p>
          </table:table-cell>
          <table:table-cell office:value-type="float" office:value="6.948960425">
            <text:p>6.95</text:p>
          </table:table-cell>
        </table:table-row>
        <table:table-row table:style-name="ro1">
          <table:table-cell office:value-type="float" office:value="51.7203523032849">
            <text:p>51.7203523032849</text:p>
          </table:table-cell>
          <table:table-cell office:value-type="float" office:value="9.96477588080798">
            <text:p>9.9647758808080</text:p>
          </table:table-cell>
          <table:table-cell office:value-type="float" office:value="6.924557475">
            <text:p>6.92</text:p>
          </table:table-cell>
        </table:table-row>
        <table:table-row table:style-name="ro1">
          <table:table-cell office:value-type="float" office:value="51.7203189433103">
            <text:p>51.7203189433103</text:p>
          </table:table-cell>
          <table:table-cell office:value-type="float" office:value="9.9632840696815">
            <text:p>9.9632840696815</text:p>
          </table:table-cell>
          <table:table-cell office:value-type="float" office:value="7.040132825">
            <text:p>7.04</text:p>
          </table:table-cell>
        </table:table-row>
        <table:table-row table:style-name="ro1">
          <table:table-cell office:value-type="float" office:value="51.7202328192552">
            <text:p>51.7202328192552</text:p>
          </table:table-cell>
          <table:table-cell office:value-type="float" office:value="9.96190197766755">
            <text:p>9.9619019776676</text:p>
          </table:table-cell>
          <table:table-cell office:value-type="float" office:value="3.7357045">
            <text:p>3.74</text:p>
          </table:table-cell>
        </table:table-row>
        <table:table-row table:style-name="ro1">
          <table:table-cell office:value-type="float" office:value="51.7199645983537">
            <text:p>51.7199645983537</text:p>
          </table:table-cell>
          <table:table-cell office:value-type="float" office:value="9.96132890694771">
            <text:p>9.9613289069477</text:p>
          </table:table-cell>
          <table:table-cell office:value-type="float" office:value="2.53580745">
            <text:p>2.54</text:p>
          </table:table-cell>
        </table:table-row>
        <table:table-row table:style-name="ro1">
          <table:table-cell office:value-type="float" office:value="51.7193293339123">
            <text:p>51.7193293339123</text:p>
          </table:table-cell>
          <table:table-cell office:value-type="float" office:value="9.9621460586879">
            <text:p>9.9621460586879</text:p>
          </table:table-cell>
          <table:table-cell office:value-type="float" office:value="6.812311">
            <text:p>6.81</text:p>
          </table:table-cell>
        </table:table-row>
        <table:table-row table:style-name="ro1">
          <table:table-cell office:value-type="float" office:value="51.7195382109394">
            <text:p>51.7195382109394</text:p>
          </table:table-cell>
          <table:table-cell office:value-type="float" office:value="9.9637695495132">
            <text:p>9.9637695495132</text:p>
          </table:table-cell>
          <table:table-cell office:value-type="float" office:value="7.14661365">
            <text:p>7.15</text:p>
          </table:table-cell>
        </table:table-row>
        <table:table-row table:style-name="ro1">
          <table:table-cell office:value-type="float" office:value="51.7187552992736">
            <text:p>51.7187552992736</text:p>
          </table:table-cell>
          <table:table-cell office:value-type="float" office:value="9.96416291222904">
            <text:p>9.9641629122290</text:p>
          </table:table-cell>
          <table:table-cell office:value-type="float" office:value="7.058990125">
            <text:p>7.06</text:p>
          </table:table-cell>
        </table:table-row>
        <table:table-row table:style-name="ro1">
          <table:table-cell office:value-type="float" office:value="51.7185822967922">
            <text:p>51.7185822967922</text:p>
          </table:table-cell>
          <table:table-cell office:value-type="float" office:value="9.96286899783645">
            <text:p>9.9628689978365</text:p>
          </table:table-cell>
          <table:table-cell office:value-type="float" office:value="2.8843078">
            <text:p>2.88</text:p>
          </table:table-cell>
        </table:table-row>
        <table:table-row table:style-name="ro1">
          <table:table-cell office:value-type="float" office:value="51.7180442205181">
            <text:p>51.7180442205181</text:p>
          </table:table-cell>
          <table:table-cell office:value-type="float" office:value="9.96188110672865">
            <text:p>9.9618811067287</text:p>
          </table:table-cell>
          <table:table-cell office:value-type="float" office:value="5.00370365">
            <text:p>5</text:p>
          </table:table-cell>
        </table:table-row>
        <table:table-row table:style-name="ro1">
          <table:table-cell office:value-type="float" office:value="51.7172540165966">
            <text:p>51.7172540165966</text:p>
          </table:table-cell>
          <table:table-cell office:value-type="float" office:value="9.96256087907586">
            <text:p>9.9625608790759</text:p>
          </table:table-cell>
          <table:table-cell office:value-type="float" office:value="2.5138465">
            <text:p>2.51</text:p>
          </table:table-cell>
        </table:table-row>
        <table:table-row table:style-name="ro1">
          <table:table-cell office:value-type="float" office:value="51.7174000293498">
            <text:p>51.7174000293498</text:p>
          </table:table-cell>
          <table:table-cell office:value-type="float" office:value="9.96402385645543">
            <text:p>9.9640238564554</text:p>
          </table:table-cell>
          <table:table-cell office:value-type="float" office:value="6.9547269">
            <text:p>6.95</text:p>
          </table:table-cell>
        </table:table-row>
        <table:table-row table:style-name="ro1">
          <table:table-cell office:value-type="float" office:value="51.7168041179438">
            <text:p>51.7168041179438</text:p>
          </table:table-cell>
          <table:table-cell office:value-type="float" office:value="9.9638247862551">
            <text:p>9.9638247862551</text:p>
          </table:table-cell>
          <table:table-cell office:value-type="float" office:value="6.952065175">
            <text:p>6.95</text:p>
          </table:table-cell>
        </table:table-row>
        <table:table-row table:style-name="ro1">
          <table:table-cell office:value-type="float" office:value="51.7163147824367">
            <text:p>51.7163147824367</text:p>
          </table:table-cell>
          <table:table-cell office:value-type="float" office:value="9.96478560381566">
            <text:p>9.9647856038157</text:p>
          </table:table-cell>
          <table:table-cell office:value-type="float" office:value="0.5941006775">
            <text:p>0.59</text:p>
          </table:table-cell>
        </table:table-row>
        <table:table-row table:style-name="ro1">
          <table:table-cell office:value-type="float" office:value="51.7220169911643">
            <text:p>51.7220169911643</text:p>
          </table:table-cell>
          <table:table-cell office:value-type="float" office:value="9.96262424626384">
            <text:p>9.9626242462638</text:p>
          </table:table-cell>
          <table:table-cell office:value-type="float" office:value="4.7115486">
            <text:p>4.71</text:p>
          </table:table-cell>
        </table:table-row>
        <table:table-row table:style-name="ro1">
          <table:table-cell office:value-type="float" office:value="51.7231495120113">
            <text:p>51.7231495120113</text:p>
          </table:table-cell>
          <table:table-cell office:value-type="float" office:value="9.96314937249754">
            <text:p>9.9631493724975</text:p>
          </table:table-cell>
          <table:table-cell office:value-type="float" office:value="7.000425025">
            <text:p>7</text:p>
          </table:table-cell>
        </table:table-row>
        <table:table-row table:style-name="ro1">
          <table:table-cell office:value-type="float" office:value="51.7240417236944">
            <text:p>51.7240417236944</text:p>
          </table:table-cell>
          <table:table-cell office:value-type="float" office:value="9.96228762903247">
            <text:p>9.9622876290325</text:p>
          </table:table-cell>
          <table:table-cell office:value-type="float" office:value="6.87464635">
            <text:p>6.87</text:p>
          </table:table-cell>
        </table:table-row>
        <table:table-row table:style-name="ro1">
          <table:table-cell office:value-type="float" office:value="51.7247260222693">
            <text:p>51.7247260222693</text:p>
          </table:table-cell>
          <table:table-cell office:value-type="float" office:value="9.96121994220648">
            <text:p>9.9612199422065</text:p>
          </table:table-cell>
          <table:table-cell office:value-type="float" office:value="6.897717475">
            <text:p>6.9</text:p>
          </table:table-cell>
        </table:table-row>
        <table:table-row table:style-name="ro1">
          <table:table-cell office:value-type="float" office:value="51.7251476739084">
            <text:p>51.7251476739084</text:p>
          </table:table-cell>
          <table:table-cell office:value-type="float" office:value="9.96253221296702">
            <text:p>9.9625322129670</text:p>
          </table:table-cell>
          <table:table-cell office:value-type="float" office:value="6.914132775">
            <text:p>6.91</text:p>
          </table:table-cell>
        </table:table-row>
        <table:table-row table:style-name="ro1">
          <table:table-cell office:value-type="float" office:value="51.7252454488089">
            <text:p>51.7252454488089</text:p>
          </table:table-cell>
          <table:table-cell office:value-type="float" office:value="9.96322874912057">
            <text:p>9.9632287491206</text:p>
          </table:table-cell>
          <table:table-cell office:value-type="float" office:value="1.817068">
            <text:p>1.82</text:p>
          </table:table-cell>
        </table:table-row>
        <table:table-row table:style-name="ro1">
          <table:table-cell office:value-type="float" office:value="51.7249849392583">
            <text:p>51.7249849392583</text:p>
          </table:table-cell>
          <table:table-cell office:value-type="float" office:value="9.96372847818766">
            <text:p>9.9637284781877</text:p>
          </table:table-cell>
          <table:table-cell office:value-type="float" office:value="1.51604035">
            <text:p>1.52</text:p>
          </table:table-cell>
        </table:table-row>
        <table:table-row table:style-name="ro1">
          <table:table-cell office:value-type="float" office:value="51.7251975881417">
            <text:p>51.7251975881417</text:p>
          </table:table-cell>
          <table:table-cell office:value-type="float" office:value="9.96451009065841">
            <text:p>9.9645100906584</text:p>
          </table:table-cell>
          <table:table-cell office:value-type="float" office:value="6.836934775">
            <text:p>6.84</text:p>
          </table:table-cell>
        </table:table-row>
        <table:table-row table:style-name="ro1">
          <table:table-cell office:value-type="float" office:value="51.7254646774863">
            <text:p>51.7254646774863</text:p>
          </table:table-cell>
          <table:table-cell office:value-type="float" office:value="9.96540376917456">
            <text:p>9.9654037691746</text:p>
          </table:table-cell>
          <table:table-cell office:value-type="float" office:value="6.82184965">
            <text:p>6.82</text:p>
          </table:table-cell>
        </table:table-row>
        <table:table-row table:style-name="ro1">
          <table:table-cell office:value-type="float" office:value="51.726119387943">
            <text:p>51.7261193879430</text:p>
          </table:table-cell>
          <table:table-cell office:value-type="float" office:value="9.96527653188441">
            <text:p>9.9652765318844</text:p>
          </table:table-cell>
          <table:table-cell office:value-type="float" office:value="6.951622425">
            <text:p>6.95</text:p>
          </table:table-cell>
        </table:table-row>
        <table:table-row table:style-name="ro1">
          <table:table-cell office:value-type="float" office:value="51.7261471320425">
            <text:p>51.7261471320425</text:p>
          </table:table-cell>
          <table:table-cell office:value-type="float" office:value="9.9642809294257">
            <text:p>9.9642809294257</text:p>
          </table:table-cell>
          <table:table-cell office:value-type="float" office:value="3.735259825">
            <text:p>3.74</text:p>
          </table:table-cell>
        </table:table-row>
        <table:table-row table:style-name="ro1">
          <table:table-cell office:value-type="float" office:value="51.726595060948">
            <text:p>51.7265950609480</text:p>
          </table:table-cell>
          <table:table-cell office:value-type="float" office:value="9.96365371161137">
            <text:p>9.9636537116114</text:p>
          </table:table-cell>
          <table:table-cell office:value-type="float" office:value="1.664446575">
            <text:p>1.66</text:p>
          </table:table-cell>
        </table:table-row>
        <table:table-row table:style-name="ro1">
          <table:table-cell office:value-type="float" office:value="51.727037667345">
            <text:p>51.7270376673450</text:p>
          </table:table-cell>
          <table:table-cell office:value-type="float" office:value="9.96384641156529">
            <text:p>9.9638464115653</text:p>
          </table:table-cell>
          <table:table-cell office:value-type="float" office:value="6.982900375">
            <text:p>6.98</text:p>
          </table:table-cell>
        </table:table-row>
        <table:table-row table:style-name="ro1" table:number-rows-repeated="10485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0000-00-00T02:40:06.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5S</meta:editing-duration>
    <meta:editing-cycles>4</meta:editing-cycles>
    <meta:generator>LibreOffice/4.0.0.3$Windows_x86 LibreOffice_project/7545bee9c2a0782548772a21bc84a9dcc583b89</meta:generator>
    <dc:date>2015-07-01T02:47:47.29</dc:date>
    <dc:creator>Felix Kurtz</dc:creator>
    <meta:document-statistic meta:table-count="3" meta:cell-count="192" meta:object-count="0"/>
    <meta:user-defined meta:name="Info 1"/>
    <meta:user-defined meta:name="Info 2"/>
    <meta:user-defined meta:name="Info 3"/>
    <meta:user-defined meta:name="Info 4"/>
  </office:meta>
</office:document-meta>
</file>